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1120" officeooo:paragraph-rsid="001b1120"/>
    </style:style>
    <style:style style:name="P2" style:family="paragraph" style:parent-style-name="Text_20_body">
      <style:paragraph-properties fo:margin-top="0cm" fo:margin-bottom="0cm" style:contextual-spacing="false" fo:line-height="19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9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bdef4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9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cdb62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9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f83a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98%" style:writing-mode="lr-tb"/>
      <style:text-properties fo:font-weight="normal"/>
    </style:style>
    <style:style style:name="P9" style:family="paragraph" style:parent-style-name="Text_20_body">
      <style:paragraph-properties fo:margin-top="0cm" fo:margin-bottom="0cm" style:contextual-spacing="false" fo:line-height="198%" style:writing-mode="lr-tb"/>
    </style:style>
    <style:style style:name="P10" style:family="paragraph" style:parent-style-name="Text_20_body">
      <style:paragraph-properties fo:margin-top="0cm" fo:margin-bottom="0cm" style:contextual-spacing="false" fo:line-height="198%" style:writing-mode="lr-tb"/>
      <style:text-properties officeooo:paragraph-rsid="001b1120"/>
    </style:style>
    <style:style style:name="P11" style:family="paragraph" style:parent-style-name="Text_20_body">
      <style:paragraph-properties fo:margin-top="0cm" fo:margin-bottom="0cm" style:contextual-spacing="false" fo:line-height="198%" style:writing-mode="lr-tb"/>
      <style:text-properties officeooo:paragraph-rsid="001dabd6"/>
    </style:style>
    <style:style style:name="P12" style:family="paragraph" style:parent-style-name="Text_20_body">
      <style:paragraph-properties fo:margin-top="0cm" fo:margin-bottom="0cm" style:contextual-spacing="false" fo:line-height="198%" style:writing-mode="lr-tb"/>
      <style:text-properties officeooo:paragraph-rsid="001f83ad"/>
    </style:style>
    <style:style style:name="P13" style:family="paragraph" style:parent-style-name="Text_20_body">
      <style:paragraph-properties fo:margin-top="0cm" fo:margin-bottom="0cm" style:contextual-spacing="false" fo:line-height="198%" style:writing-mode="lr-tb"/>
      <style:text-properties officeooo:paragraph-rsid="002071d2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b112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bdef4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cdb6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dabd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f83a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071d2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2071d2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1b1120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1f83ad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1dabd6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1cdb62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1bdef4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0.5pt" fo:font-style="italic" style:text-underline-style="none" style:text-blinking="false" fo:background-color="transparent" loext:char-shading-value="0"/>
    </style:style>
    <style:style style:name="T17" style:family="text">
      <style:text-properties officeooo:rsid="001b1120"/>
    </style:style>
    <style:style style:name="T18" style:family="text">
      <style:text-properties officeooo:rsid="001bdef4"/>
    </style:style>
    <style:style style:name="T19" style:family="text">
      <style:text-properties officeooo:rsid="001cdb62"/>
    </style:style>
    <style:style style:name="T20" style:family="text">
      <style:text-properties officeooo:rsid="001f83ad"/>
    </style:style>
    <style:style style:name="T21" style:family="text">
      <style:text-properties officeooo:rsid="002071d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071d2" style:font-weight-asian="bold" style:font-weight-complex="bold"/>
    </style:style>
    <style:style style:name="T24" style:family="text">
      <style:text-properties fo:font-weight="bold" officeooo:rsid="001f83ad" style:font-weight-asian="bold" style:font-weight-complex="bold"/>
    </style:style>
    <style:style style:name="T25" style:family="text">
      <style:text-properties fo:font-weight="bold" officeooo:rsid="001cdb62" style:font-weight-asian="bold" style:font-weight-complex="bold"/>
    </style:style>
    <style:style style:name="T26" style:family="text">
      <style:text-properties fo:font-weight="bold" officeooo:rsid="001b1120" style:font-weight-asian="bold" style:font-weight-complex="bold"/>
    </style:style>
    <style:style style:name="T27" style:family="text">
      <style:text-properties fo:font-weight="bold" officeooo:rsid="001bdef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4741b89a-90cd-2e73-4474-4af9045fd30d"/>1) I burst out with laughter when I read this in quora. Most funniest way of proposing a girl! And here it <text:s text:c="3"/>is <text:span text:style-name="T22">\Statement-opinion_[sv]</text:span></text:p>
      <text:p text:style-name="P2">2) You are a chemistry teacher ? <text:span text:style-name="T22">\Declarative_yes_no_question_[qy^d]</text:span></text:p>
      <text:p text:style-name="P2">3) Have u ever tried 'Carbon' dating ? <text:span text:style-name="T22">\Yes_no_question_[qy]</text:span></text:p>
      <text:p text:style-name="P2">4) Ha ha ha ... I didn't get an eligible and deserving 'carbon' yet <text:span text:style-name="T22">\Statement_non-opinion_[sd]</text:span></text:p>
      <text:p text:style-name="P2">5) That's great . <text:span text:style-name="T22">\Statement-opinion_[sv]</text:span></text:p>
      <text:p text:style-name="P2">6) I am unique 'Carbon' atom. <text:span text:style-name="T22">\Statement_non-opinion_[sd]</text:span></text:p>
      <text:p text:style-name="P2">7) I also yet to do carbon dating. <text:span text:style-name="T22">\Other_[fo_o_fw_by_bc]</text:span></text:p>
      <text:p text:style-name="P2">8) Basically I am looking for someone who can complete my valence shell . <text:span text:style-name="T22">\Statement_non-opinion_[sd]</text:span></text:p>
      <text:p text:style-name="P2">9) I am tetravalent, therefore I make strong covalent bonds (loyal) <text:span text:style-name="T22">\Statement_non-opinion_[sd]</text:span></text:p>
      <text:p text:style-name="P2">10) I also believe in sharing of electrons (life) <text:span text:style-name="T22">\Statement-opinion_[sv]</text:span></text:p>
      <text:p text:style-name="P2">11)And I can take various allotropic forms. <text:span text:style-name="T22">\Appreciation_[ba]</text:span></text:p>
      <text:p text:style-name="P2">12) ohhh.... In that case <text:span text:style-name="T22">\Response_acknowledgement_[bk]</text:span></text:p>
      <text:p text:style-name="P2">13) I am already an allotrope majorly Fullerene (committed since 3 years) <text:span text:style-name="T22">\Statement_non-opinion_[sd]</text:span></text:p>
      <text:p text:style-name="P2">14) And you may also take it like a compound by noble gases (a rare phenomenon but a stable one ) <text:span text:style-name="T22">\Other_[fo_o_fw_by_bc]</text:span></text:p>
      <text:p text:style-name="P2">15) I wish you get another allotrope (a diamond ) to complete your life . <text:span text:style-name="T22">\Other_[fo_o_fw_by_bc]</text:span></text:p>
      <text:p text:style-name="P9"><text:span text:style-name="T2">16) I cannot form strong ionic and covalent bonds of love and liking with u but yet we can be Vander Waal's attraction of friendship </text:span><text:span text:style-name="T9">\Statement-opinion_[sv]</text:span></text:p>
      <text:p text:style-name="P2">17) I just asked my boyfriend if I ever did anything creepy. <text:span text:style-name="T22">\Other_[fo_o_fw_by_bc]</text:span></text:p>
      <text:p text:style-name="P8"><text:span text:style-name="T1">18) "</text:span><text:span text:style-name="T16">Do you remember that one time we had some fight and I went to living room to calm down and you stayed in bedroom on your computer. </text:span><text:span text:style-name="T9">\Yes_no_question_[qy]</text:span></text:p>
      <text:p text:style-name="P8"><text:span text:style-name="T16">19) Then ten minutes later when I came back to you so we can talk and found you watching youtube video about "top 10 unsolved murder mysteries?"  </text:span><text:span text:style-name="T9">\Other_[fo_o_fw_by_bc]</text:span></text:p>
      <text:p text:style-name="P8"><text:span text:style-name="T1">20) "</text:span><text:span text:style-name="T16">Yeah I remember.." </text:span><text:span text:style-name="T9">\Yes_answers_[ny]</text:span></text:p>
      <text:p text:style-name="P8"><text:span text:style-name="T1">21) </text:span><text:span text:style-name="T16">"I was scared to go sleep that night...." </text:span><text:span text:style-name="T9">\Statement_non-opinion_[sd]</text:span></text:p>
      <text:p text:style-name="P8"><text:span text:style-name="T1">22) "</text:span><text:span text:style-name="T16">You should have</text:span><text:span text:style-name="T1">.."(followed by creepy laugh).. </text:span><text:span text:style-name="T9">\Statement_non-opinion_[sd]</text:span></text:p>
      <text:p text:style-name="Text_20_body"/>
      <text:p text:style-name="P2"><text:soft-page-break/>23) You look better than you do in your pics. <text:span text:style-name="T22">\Statement_opinion_[sv]</text:span></text:p>
      <text:p text:style-name="P2">24) Thanks! <text:span text:style-name="T22">\Thanking_[fr]</text:span></text:p>
      <text:p text:style-name="P2">25) How about me? <text:span text:style-name="T22">\Open-question_[qo]</text:span></text:p>
      <text:p text:style-name="P2">26) Well that one black and white pic of you is probably really tough to beat. <text:span text:style-name="T22">\Statement-opinion_[sv]</text:span></text:p>
      <text:p text:style-name="P9"><text:span text:style-name="T2">27) Oh. </text:span><text:span text:style-name="T9">\Response-acknowledgement_[bk]</text:span></text:p>
      <text:p text:style-name="P2">28) Boyfriend is cooking. <text:span text:style-name="T22">\Statement_non-opinion_[sd]</text:span></text:p>
      <text:p text:style-name="P2">29) I'm walking around the kitchen. <text:span text:style-name="T22">\Statement_non-opinion_[sd]</text:span></text:p>
      <text:p text:style-name="P2">30) "Life is so impossible to predict" I say, "with its twists and turns and surprises. <text:span text:style-name="T22">\Statement-opinion_[sv]</text:span></text:p>
      <text:p text:style-name="P2">31) What do you think are the chances that we will actually grow old together?" <text:span text:style-name="T22">\Open_question_[qo]</text:span></text:p>
      <text:p text:style-name="P9"><text:span text:style-name="T2">32) "Dushka" Boyfriend says, "we're already old." </text:span><text:span text:style-name="T9">\</text:span><text:span text:style-name="T11">Other_[fo_o_fw_by_bc]</text:span></text:p>
      <text:p text:style-name="P10"><text:span text:style-name="T2">33) A married man was visiting his “girlfriend” when she requested that he shave his beard. <text:s/></text:span><text:span text:style-name="T9">\</text:span><text:span text:style-name="T11">Other_[fo_o_fw_by_bc]</text:span></text:p>
      <text:p text:style-name="P9"><text:span text:style-name="T2">34) “Oh James, I like your beard, but I would really love to see your handsome face.” </text:span><text:span text:style-name="T11">\3rd-party-talk_[t3]</text:span></text:p>
      <text:p text:style-name="P9"><text:span text:style-name="T2">35) James replied, “My wife loves this beard, I couldn’t possibly do it, she would kill me!!” </text:span><text:span text:style-name="T11">\Statement-opinion_[sv]</text:span></text:p>
      <text:p text:style-name="P10"><text:span text:style-name="T2">36) “Oh please?” the girlfriend asked again, in a sexy little voice… <text:s/></text:span><text:span text:style-name="T9">\</text:span><text:span text:style-name="T11">Other_[fo_o_fw_by_bc]</text:span></text:p>
      <text:p text:style-name="P2">37) “Oh really, I can’t,” he replied. <text:span text:style-name="T26">\Other_answers_[no]</text:span></text:p>
      <text:p text:style-name="P10"><text:span text:style-name="T2">38) The girlfriend asked once more, and he sighed and finally gave in and shaved his face smooth. </text:span><text:span text:style-name="T9">\</text:span><text:span text:style-name="T11">Other_[fo_o_fw_by_bc]</text:span></text:p>
      <text:p text:style-name="P10"><text:span text:style-name="T2">39) That night James crawled into bed with his wife while she was sleeping. </text:span><text:span text:style-name="T11">\Other_[fo_o_fw_by_bc]</text:span></text:p>
      <text:p text:style-name="P9"><text:span text:style-name="T2">40) The wife was awakened somewhat, felt his face and replied, “Oh Michael, you shouldn’t be here, my husband will be home soon!” </text:span><text:span text:style-name="T11">\3rd-party-talk_[t3]</text:span></text:p>
      <text:p text:style-name="P9"><text:span text:style-name="T2">41) You are from IIT? </text:span><text:span text:style-name="T15">\Declarative_yes-no-question_[qy^d]</text:span></text:p>
      <text:p text:style-name="P2">42) Yes <text:span text:style-name="T27">\Yes_answers_[qy]</text:span></text:p>
      <text:p text:style-name="P2">43) My Mom Loves IITians. <text:span text:style-name="T27">\Statement_non-opinion_[sd]</text:span></text:p>
      <text:p text:style-name="P3">44) I am from Kharagpur <text:span text:style-name="T27">\Statement_non-opinion_[sd]</text:span></text:p>
      <text:p text:style-name="P3">45) My mother is Bangali, She loves IIT Kharagpur guys. <text:span text:style-name="T27">\Statement_non-opinion_[sd]</text:span></text:p>
      <text:p text:style-name="P4">46) If someday your parents throw you out. She will be more than happy to adopt you. <text:soft-page-break/><text:span text:style-name="T26">\Other_[fo_o_fw_by_bc]</text:span></text:p>
      <text:p text:style-name="P2">47) Underneath this bowl on the table there is piece of sweet which you have to eat without touching the bowl and u will be selected. <text:span text:style-name="T25">\Action-directive_[ad]</text:span></text:p>
      <text:p text:style-name="P2">48) I am sorry sir but with due respect there is nothing underneath the bowl except air because i saw you when you were planning for the activity <text:span text:style-name="T25">\Apology_[fa]</text:span></text:p>
      <text:p text:style-name="P9"><text:span text:style-name="T2">49) there is a piece of sweet under the bowl and if i am saying so why aren't you believing. </text:span><text:span text:style-name="T14">\Wh-question_[qw]</text:span></text:p>
      <text:p text:style-name="P11"><text:span text:style-name="T2">50) because i know so. </text:span><text:span text:style-name="T13">\Other_[fo_o_fw_by_bc]</text:span></text:p>
      <text:p text:style-name="P9"><text:span text:style-name="T2">51) what is this then?? </text:span><text:span text:style-name="T13">\Wh_question_[qw]</text:span></text:p>
      <text:p text:style-name="P9"><text:span text:style-name="T2">52) done sir and thank you for helping me!! </text:span><text:span text:style-name="T13">\Thanking_[ft]</text:span></text:p>
      <text:p text:style-name="P9"><text:span text:style-name="T2">53) Sir tell me one thing, is this a US company? </text:span><text:span text:style-name="T12">\Yes-no-question_[qy]</text:span></text:p>
      <text:p text:style-name="P9"><text:span text:style-name="T2">54) Yes, How did you know? </text:span><text:span text:style-name="T12">\Wh-question_[qw]</text:span></text:p>
      <text:p text:style-name="P12"><text:span text:style-name="T2">55) You are working in night shifts, so I guessed. </text:span><text:span text:style-name="T11">\Other_[fo_o_fw_by_bc]</text:span></text:p>
      <text:p text:style-name="P2">56) Okay. <text:span text:style-name="T24">\Response-Acknowledgement_[bk]</text:span></text:p>
      <text:p text:style-name="P5">57) So, how was your day today? <text:span text:style-name="T25">\Conventional_opening_[fp]</text:span></text:p>
      <text:p text:style-name="P5">58) How many trips you have had so far? <text:span text:style-name="T25">\Wh-question_[qw]</text:span></text:p>
      <text:p text:style-name="P2">59) I have had 7 so far. <text:span text:style-name="T24">\Statement-non-opinion_[sd]</text:span></text:p>
      <text:p text:style-name="P13"><text:span text:style-name="T2">60) When I drop you it will be 8. </text:span><text:span text:style-name="T11">\Other_[fo_o_fw_by_bc]</text:span></text:p>
      <text:p text:style-name="P9"><text:span text:style-name="T2">61) 8*450 = 3600 rs for one day? That's awesome! </text:span><text:span text:style-name="T10">\Statement-opinion_[sv]</text:span></text:p>
      <text:p text:style-name="P9"><text:span text:style-name="T2">62) Yes sir, If I work hard I can earn close to 50,000 rs in a month. </text:span><text:span text:style-name="T10">\Appreciation_[ba]</text:span></text:p>
      <text:p text:style-name="P6">63) Woah! That's more than what I earn! <text:span text:style-name="T23">\Statement-non-opinion_[sd]</text:span></text:p>
      <text:p text:style-name="P7">64) Do I look better in my pics or in real life. <text:span text:style-name="T23">\Or-clause_[qrr]</text:span></text:p>
      <text:p text:style-name="P1">65) <text:span text:style-name="T2">“My wife loves this beard!!” </text:span><text:span text:style-name="T10">\Statement-non-opinion_[sd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0:03:10.081833943</meta:creation-date>
    <dc:date>2016-01-30T23:15:16.886878753</dc:date>
    <meta:editing-duration>PT13H8M16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3" meta:paragraph-count="65" meta:word-count="798" meta:character-count="5247" meta:non-whitespace-character-count="4508"/>
  </office:meta>
</office:document-meta>
</file>